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mazon Ember" svg:font-family="'Amazon Ember'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111111" style:font-name="inherit" fo:font-size="15.75pt" fo:letter-spacing="normal" fo:font-style="normal" fo:font-weight="normal" officeooo:rsid="0003b841" officeooo:paragraph-rsid="0003b841"/>
    </style:style>
    <style:style style:name="P2" style:family="paragraph" style:parent-style-name="Heading_20_1">
      <style:text-properties fo:font-variant="normal" fo:text-transform="none" fo:color="#111111" style:font-name="Amazon Ember" fo:font-size="15.75pt" fo:letter-spacing="normal" fo:font-style="normal" fo:font-weight="normal" officeooo:rsid="00058827" officeooo:paragraph-rsid="00058827" style:font-size-asian="10.5pt" style:font-size-complex="12pt"/>
    </style:style>
    <style:style style:name="P3" style:family="paragraph" style:parent-style-name="Standard">
      <style:text-properties officeooo:rsid="0000d6a3" officeooo:paragraph-rsid="0000d6a3"/>
    </style:style>
    <style:style style:name="P4" style:family="paragraph" style:parent-style-name="Standard">
      <style:text-properties fo:font-variant="normal" fo:text-transform="none" fo:color="#111111" style:font-name="Amazon Ember" fo:font-size="15pt" fo:letter-spacing="normal" fo:font-style="normal" fo:font-weight="normal" officeooo:rsid="0000d6a3" officeooo:paragraph-rsid="0000d6a3"/>
    </style:style>
    <style:style style:name="P5" style:family="paragraph" style:parent-style-name="Standard">
      <style:text-properties fo:font-variant="normal" fo:text-transform="none" fo:color="#111111" style:font-name="Amazon Ember" fo:font-size="12.75pt" fo:letter-spacing="normal" fo:font-style="normal" fo:font-weight="normal" officeooo:rsid="0000d6a3" officeooo:paragraph-rsid="0000d6a3" loext:padding="0in" loext:border="none"/>
    </style:style>
    <style:style style:name="P6" style:family="paragraph" style:parent-style-name="Standard">
      <style:text-properties officeooo:rsid="0003b841" officeooo:paragraph-rsid="0003b841"/>
    </style:style>
    <style:style style:name="P7" style:family="paragraph" style:parent-style-name="Standard">
      <style:text-properties fo:font-size="24pt" officeooo:rsid="0003b841" officeooo:paragraph-rsid="0003b841" style:font-size-asian="24pt" style:font-size-complex="24pt"/>
    </style:style>
    <style:style style:name="P8" style:family="paragraph" style:parent-style-name="Standard">
      <style:text-properties fo:font-size="24pt" officeooo:rsid="00058827" officeooo:paragraph-rsid="00058827" style:font-size-asian="24pt" style:font-size-complex="24pt"/>
    </style:style>
    <style:style style:name="P9" style:family="paragraph" style:parent-style-name="Standard">
      <style:text-properties fo:font-size="12pt" officeooo:rsid="00058827" officeooo:paragraph-rsid="00058827" style:font-size-asian="12pt" style:font-size-complex="12pt"/>
    </style:style>
    <style:style style:name="P10" style:family="paragraph" style:parent-style-name="Standard">
      <style:text-properties fo:font-size="12pt" officeooo:rsid="00058827" officeooo:paragraph-rsid="00058827" style:font-size-asian="10.5pt" style:font-size-complex="12pt"/>
    </style:style>
    <style:style style:name="P11" style:family="paragraph" style:parent-style-name="Standard">
      <style:paragraph-properties fo:margin-left="0in" fo:margin-right="0.1043in" fo:margin-top="0in" fo:margin-bottom="0in" loext:contextual-spacing="false" fo:line-height="150%" fo:orphans="2" fo:widows="2" fo:text-indent="0in" style:auto-text-indent="false"/>
    </style:style>
    <style:style style:name="P12" style:family="paragraph" style:parent-style-name="Standard">
      <style:paragraph-properties fo:margin-top="0in" fo:margin-bottom="0in" loext:contextual-spacing="false" fo:line-height="150%" fo:orphans="2" fo:widows="2"/>
    </style:style>
    <style:style style:name="P1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3b841" officeooo:paragraph-rsid="0003b841"/>
    </style:style>
    <style:style style:name="P14" style:family="paragraph" style:parent-style-name="Text_20_body">
      <style:text-properties fo:font-variant="normal" fo:text-transform="none" fo:color="#111111" style:font-name="Amazon Ember" fo:font-size="12pt" fo:letter-spacing="normal" fo:font-style="normal" fo:font-weight="normal" officeooo:rsid="00058827" officeooo:paragraph-rsid="00058827" style:font-size-asian="12pt" style:font-size-complex="12pt"/>
    </style:style>
    <style:style style:name="P15" style:family="paragraph" style:parent-style-name="Text_20_body">
      <style:text-properties fo:font-variant="normal" fo:text-transform="none" fo:color="#111111" style:font-name="inherit" fo:font-size="9.75pt" fo:letter-spacing="normal" fo:font-style="normal" fo:font-weight="normal" officeooo:rsid="0003b841" officeooo:paragraph-rsid="0003b841"/>
    </style:style>
    <style:style style:name="P16" style:family="paragraph" style:parent-style-name="Standard">
      <style:text-properties fo:font-size="12pt" officeooo:rsid="00058827" officeooo:paragraph-rsid="00058827" style:font-size-asian="12pt" style:font-size-complex="12pt"/>
    </style:style>
    <style:style style:name="P17" style:family="paragraph" style:parent-style-name="Standard">
      <style:text-properties fo:font-size="12pt" officeooo:rsid="000a9bea" officeooo:paragraph-rsid="00058827" style:font-size-asian="12pt" style:font-size-complex="12pt"/>
    </style:style>
    <style:style style:name="P1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2pt" officeooo:rsid="00058827" officeooo:paragraph-rsid="00058827" style:font-size-asian="12pt" style:font-size-complex="12pt"/>
    </style:style>
    <style:style style:name="P19" style:family="paragraph" style:parent-style-name="Text_20_body" style:list-style-name="L1">
      <style:paragraph-properties fo:margin-left="0.1457in" fo:margin-right="0.1043in" fo:margin-top="0in" fo:margin-bottom="0.0626in" loext:contextual-spacing="false" style:line-height-at-least="0.1772in" fo:orphans="2" fo:widows="2" fo:text-indent="0in" style:auto-text-indent="false" fo:padding="0in" fo:border="none"/>
      <style:text-properties fo:color="#111111"/>
    </style:style>
    <style:style style:name="P20" style:family="paragraph" style:parent-style-name="Text_20_body" style:list-style-name="L1">
      <style:paragraph-properties fo:margin-left="0.1457in" fo:margin-right="0.1043in" fo:margin-top="0in" fo:margin-bottom="0.0626in" loext:contextual-spacing="false" style:line-height-at-least="0.1772in" fo:orphans="2" fo:widows="2" fo:text-indent="0in" style:auto-text-indent="false" fo:padding="0in" fo:border="none"/>
      <style:text-properties fo:font-variant="normal" fo:text-transform="none" fo:color="#111111" style:font-name="Amazon Ember" fo:font-size="9.75pt" fo:letter-spacing="normal" fo:font-style="normal" fo:font-weight="normal" loext:padding="0in" loext:border="none"/>
    </style:style>
    <style:style style:name="P21" style:family="paragraph" style:parent-style-name="Text_20_body" style:list-style-name="L2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111111" style:font-name="inherit" fo:font-size="9.75pt" fo:letter-spacing="normal" fo:font-style="normal" fo:font-weight="normal"/>
    </style:style>
    <style:style style:name="P22" style:family="paragraph" style:parent-style-name="Text_20_body" style:list-style-name="L3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111111" style:font-name="Amazon Ember" fo:font-size="12pt" fo:letter-spacing="normal" fo:font-style="normal" fo:font-weight="normal" style:font-size-asian="12pt" style:font-size-complex="12pt"/>
    </style:style>
    <style:style style:name="fr1" style:family="graphic" style:parent-style-name="Frame">
      <style:graphic-properties fo:margin-left="0in" fo:margin-right="0.1043in" fo:margin-top="0in" fo:margin-bottom="0in" style:wrap="left" style:number-wrapped-paragraphs="no-limit" style:vertical-pos="top" style:vertical-rel="paragraph-content" style:horizontal-pos="right" style:horizontal-rel="paragraph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0091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1874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1874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7">Health Food</text:p>
      <text:p text:style-name="P3"/>
      <text:p text:style-name="P3"/>
      <text:p text:style-name="P4">Ultimate Healthy Bar &amp; Office Snacks Gift Variety Pack Bulk Sampler (Care Package 50 Count)</text:p>
      <text:p text:style-name="P3"/>
      <text:p text:style-name="P3">&lt;iframe style="width:120px;height:240px;" marginwidth="0" marginheight="0" scrolling="no" frameborder="0" src="//ws-na.amazon-adsystem.com/widgets/q?ServiceVersion=20070822&amp;OneJS=1&amp;Operation=GetAdHtml&amp;MarketPlace=US&amp;source=ac&amp;ref=qf_sp_asin_til&amp;ad_type=product_link&amp;tracking_id=castlehousese-20&amp;marketplace=amazon&amp;region=US&amp;placement=B017THMP04&amp;asins=B017THMP04&amp;linkId=b5a0929abd4b062f70b68d7629ce4f6f&amp;show_border=true&amp;link_opens_in_new_window=true&amp;price_color=333333&amp;title_color=0066c0&amp;bg_color=ffffff"&gt;</text:p>
      <text:p text:style-name="P3"><text:s text:c="4"/>&lt;/iframe&gt;</text:p>
      <text:p text:style-name="P3"/>
      <text:p text:style-name="P3"/>
      <text:p text:style-name="P3"><text:a xlink:type="simple" xlink:href="https://www.amazon.com/Ultimate-Healthy-Variety-Sampler-Package/dp/B017THMP04/ref=as_sl_pc_qf_sp_asin_til?tag=castlehousese-20&amp;linkCode=w00&amp;linkId=b5a0929abd4b062f70b68d7629ce4f6f&amp;creativeASIN=B017THMP04&amp;th" text:style-name="Internet_20_link" text:visited-style-name="Visited_20_Internet_20_Link">https://www.amazon.com/Ultimate-Healthy-Variety-Sampler-Package/dp/B017THMP04/ref=as_sl_pc_qf_sp_asin_til?tag=castlehousese-20&amp;linkCode=w00&amp;linkId=b5a0929abd4b062f70b68d7629ce4f6f&amp;creativeASIN=B017THMP04&amp;th</text:a></text:p>
      <text:p text:style-name="P3"/>
      <text:p text:style-name="P5"><text:bookmark text:name="aboutTheProductText"/>About the product</text:p>
      <text:section text:style-name="Sect1" text:name="feature-bullets">
        <text:p text:style-name="P11"/>
        <text:section text:style-name="Sect1" text:name="fbExpandableSection">
          <text:p text:style-name="P12"/>
          <text:section text:style-name="Sect1" text:name="fbExpandableSectionContent">
            <text:list xml:id="list2947941841461843627" text:style-name="L1">
              <text:list-item>
                <text:p text:style-name="P19">Bundle Includes: 9 Natures Fig Bar – 2 oz, 8 Fiber One Bar – 1.4 oz, 4 Kashi Chocolate Almond &amp; Sea Salt – 1.2 oz, 8 Quaker Chewy Bar – 0.84 oz, 8 Nature Valley Trail Mix – 1.2 oz, 8 Nature Valley Sweet &amp; Salty – 1.2 oz, &amp; 5 Planters Peanuts – 1 oz</text:p>
              </text:list-item>
              <text:list-item>
                <text:p text:style-name="P20">Includes Exclusive Simples Recipes With Chips Booklet By Custom Varietea</text:p>
              </text:list-item>
              <text:list-item>
                <text:p text:style-name="P20">Find Your Favorite Treats &amp; Try New Flavors, Great Variety Pack For Everyone To Share &amp; Enjoy</text:p>
              </text:list-item>
              <text:list-item>
                <text:p text:style-name="P20">Perfect For College Kids Dorms, School Snacks, Businesses, Homes, Gifts, Parties, Sports Teams, Military Personell, &amp; Much More!!</text:p>
              </text:list-item>
              <text:list-item>
                <text:p text:style-name="P20">All Snacks Are Handpicked &amp; Shipped Loose In Custom Varietea Box (Not In Manufacturers Packaging) In Rare Cases, Based Upon Availability Certain Flavors Will Be Replaced With Other Flavors</text:p>
              </text:list-item>
            </text:list>
          </text:section>
        </text:section>
      </text:section>
      <text:p text:style-name="Standard"><draw:frame draw:style-name="fr1" draw:name="Frame1" text:anchor-type="paragraph" svg:width="0.1043in" draw:z-index="0"><draw:text-box fo:min-height="0.0937in"><text:p text:style-name="Text_20_body"/></draw:text-box></draw:frame></text:p>
      <text:p text:style-name="P3"/>
      <text:p text:style-name="P3"/>
      <text:p text:style-name="P3"/>
      <text:p text:style-name="P3"/>
      <text:p text:style-name="P3"/>
      <text:p text:style-name="P3">←-----------------------------------------------------------------------------------------------------------------------</text:p>
      <text:p text:style-name="P7">Surveillance</text:p>
      <text:h text:style-name="P1" text:outline-level="1"><text:bookmark text:name="productTitle"/><text:bookmark text:name="title"/><text:soft-page-break/>Two-Wire Surveillance Mic for Motorola CP200 CP200D XLS PR400 EP450 GTX GP300 P1225 CP185 P110 SP50 RADIO Lapel Shoulder Mic.</text:h>
      <text:p text:style-name="P6"/>
      <text:p text:style-name="P15"/>
      <text:p text:style-name="P15">Heavy Duty Construction, Kevlar reinforced.</text:p>
      <text:list xml:id="list4939216496720476871" text:style-name="L2">
        <text:list-item>
          <text:p text:style-name="P21">12 Months Warranty.</text:p>
        </text:list-item>
        <text:list-item>
          <text:p text:style-name="P21">Excellent Audio Quality, Rugged Construction.</text:p>
        </text:list-item>
        <text:list-item>
          <text:p text:style-name="P21">Transmit and receives,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>&lt;iframe style="width:120px;height:240px;" marginwidth="0" marginheight="0" scrolling="no" frameborder="0" src="//ws-na.amazon-adsystem.com/widgets/q?ServiceVersion=20070822&amp;OneJS=1&amp;Operation=GetAdHtml&amp;MarketPlace=US&amp;source=ac&amp;ref=qf_sp_asin_til&amp;ad_type=product_link&amp;tracking_id=castlehousese-20&amp;marketplace=amazon&amp;region=US&amp;placement=B005CS723I&amp;asins=B005CS723I&amp;linkId=5f1e9b10f2e1004b341ed774f405509a&amp;show_border=true&amp;link_opens_in_new_window=true&amp;price_color=333333&amp;title_color=0066c0&amp;bg_color=ffffff"&gt;</text:p>
      <text:p text:style-name="P6"><text:s text:c="4"/>&lt;/iframe&gt;</text:p>
      <text:p text:style-name="P6"/>
      <text:p text:style-name="P6"/>
      <text:p text:style-name="P6"><text:a xlink:type="simple" xlink:href="https://www.amazon.com/Two-Wire-Surveillance-Motorola-CP200D-Shoulder/dp/B005CS723I/ref=as_sl_pc_qf_sp_asin_til?tag=castlehousese-20&amp;linkCode=w00&amp;linkId=5f1e9b10f2e1004b341ed774f405509a&amp;creativeASIN=B005CS723I" text:style-name="Internet_20_link" text:visited-style-name="Visited_20_Internet_20_Link">https://www.amazon.com/Two-Wire-Surveillance-Motorola-CP200D-Shoulder/dp/B005CS723I/ref=as_sl_pc_qf_sp_asin_til?tag=castlehousese-20&amp;linkCode=w00&amp;linkId=5f1e9b10f2e1004b341ed774f405509a&amp;creativeASIN=B005CS723I</text:a></text:p>
      <text:p text:style-name="P6"/>
      <text:p text:style-name="P13"/>
      <text:p text:style-name="P6"/>
      <text:p text:style-name="P6"/>
      <text:p text:style-name="P8">Sports Memorabilia</text:p>
      <text:p text:style-name="P8"/>
      <text:p text:style-name="P8"/>
      <text:h text:style-name="P2" text:outline-level="1"><text:bookmark text:name="productTitle1"/><text:bookmark text:name="title1"/>Autographed/Signed Mike Tyson Red Everlast Boxing Glove JSA COA</text:h>
      <text:p text:style-name="P10"/>
      <text:p text:style-name="P14">Comes with tamper proof JSA hologram and COA</text:p>
      <text:list xml:id="list7221723536995602406" text:style-name="L3">
        <text:list-item>
          <text:p text:style-name="P22">Ships Within 1 Business Day</text:p>
        </text:list-item>
        <text:list-item>
          <text:p text:style-name="P22"><text:soft-page-break/>Guaranteed Authentic</text:p>
        </text:list-item>
        <text:list-item>
          <text:p text:style-name="P22">Best Deal on Amazon</text:p>
        </text:list-item>
      </text:list>
      <text:p text:style-name="P8"/>
      <text:p text:style-name="P8"/>
      <text:p text:style-name="P9">&lt;iframe style="width:120px;height:240px;" marginwidth="0" marginheight="0" scrolling="no" frameborder="0" src="//ws-na.amazon-adsystem.com/widgets/q?ServiceVersion=20070822&amp;OneJS=1&amp;Operation=GetAdHtml&amp;MarketPlace=US&amp;source=ac&amp;ref=qf_sp_asin_til&amp;ad_type=product_link&amp;tracking_id=castlehousese-20&amp;marketplace=amazon&amp;region=US&amp;placement=B00UB9MBPW&amp;asins=B00UB9MBPW&amp;linkId=cb7cb46f5b858e313f34869c2ea536c7&amp;show_border=true&amp;link_opens_in_new_window=true&amp;price_color=333333&amp;title_color=0066c0&amp;bg_color=ffffff"&gt;</text:p>
      <text:p text:style-name="P9"><text:s text:c="4"/>&lt;/iframe&gt;</text:p>
      <text:p text:style-name="P9"/>
      <text:p text:style-name="P9"/>
      <text:p text:style-name="P9"/>
      <text:p text:style-name="P9"><text:a xlink:type="simple" xlink:href="https://www.amazon.com/Autographed-Signed-Tyson-Everlast-Boxing/dp/B00UB9MBPW/ref=as_sl_pc_qf_sp_asin_til?tag=castlehousese-20&amp;linkCode=w00&amp;linkId=cb7cb46f5b858e313f34869c2ea536c7&amp;creativeASIN=B00UB9MBPW" text:style-name="Internet_20_link" text:visited-style-name="Visited_20_Internet_20_Link">https://www.amazon.com/Autographed-Signed-Tyson-Everlast-Boxing/dp/B00UB9MBPW/ref=as_sl_pc_qf_sp_asin_til?tag=castlehousese-20&amp;linkCode=w00&amp;linkId=cb7cb46f5b858e313f34869c2ea536c7&amp;creativeASIN=B00UB9MBPW</text:a></text:p>
      <text:p text:style-name="P9"/>
      <text:p text:style-name="P18"/>
      <text:p text:style-name="P9"/>
      <text:p text:style-name="P9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mazon Ember" svg:font-family="'Amazon Ember'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20:32:38.969038371</meta:creation-date>
    <dc:date>2017-08-24T02:14:09.675306919</dc:date>
    <meta:editing-duration>PT1H34M5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30" meta:word-count="250" meta:character-count="3606" meta:non-whitespace-character-count="3378"/>
  </office:meta>
</office:document-meta>
</file>